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able-cell-properties fo:background-color="#3333ff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2">
          <table:table-cell table:number-columns-repeated="5"/>
          <table:table-cell office:value-type="string">
            <text:p>nav bar</text:p>
          </table:table-cell>
          <table:table-cell office:value-type="string">
            <text:p>small widget</text:p>
          </table:table-cell>
          <table:table-cell office:value-type="string">
            <text:p>big widget</text:p>
          </table:table-cell>
          <table:table-cell office:value-type="string">
            <text:p>panel</text:p>
          </table:table-cell>
          <table:table-cell office:value-type="string">
            <text:p>ceiling bar</text:p>
          </table:table-cell>
          <table:table-cell/>
          <table:table-cell office:value-type="string">
            <text:p>jumps to</text:p>
          </table:table-cell>
          <table:table-cell office:value-type="string">
            <text:p>newsfeed</text:p>
          </table:table-cell>
          <table:table-cell office:value-type="string">
            <text:p>details</text:p>
          </table:table-cell>
        </table:table-row>
        <table:table-row table:style-name="ro1">
          <table:table-cell office:value-type="string">
            <text:p>PM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new claims list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5"/>
          <table:table-cell office:value-type="string">
            <text:p>*</text:p>
          </table:table-cell>
          <table:table-cell/>
        </table:table-row>
        <table:table-row table:style-name="ro1">
          <table:table-cell table:style-name="ce1"/>
          <table:table-cell office:value-type="string">
            <text:p>unassigned claims list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5"/>
          <table:table-cell office:value-type="string">
            <text:p>*</text:p>
          </table:table-cell>
          <table:table-cell/>
        </table:table-row>
        <table:table-row table:style-name="ro1">
          <table:table-cell table:style-name="ce1"/>
          <table:table-cell office:value-type="string">
            <text:p>reminders</text:p>
          </table:table-cell>
          <table:table-cell table:number-columns-repeated="6"/>
          <table:table-cell office:value-type="string">
            <text:p>* </text:p>
          </table:table-cell>
          <table:table-cell office:value-type="string">
            <text:p>*</text:p>
          </table:table-cell>
          <table:table-cell/>
          <table:table-cell office:value-type="string">
            <text:p>claim list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due today (tickets)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2"/>
          <table:table-cell office:value-type="string">
            <text:p>ticket list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>
            <text:p>new messages</text:p>
          </table:table-cell>
          <table:table-cell table:number-columns-repeated="5"/>
          <table:table-cell office:value-type="string">
            <text:p>* scrolls &gt; inbox</text:p>
          </table:table-cell>
          <table:table-cell table:number-columns-repeated="3"/>
          <table:table-cell office:value-type="string">
            <text:p>inbox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table:style-name="ce1"/>
          <table:table-cell office:value-type="string">
            <text:p>my claim list</text:p>
          </table:table-cell>
          <table:table-cell table:number-columns-repeated="3"/>
          <table:table-cell table:number-columns-repeated="2" office:value-type="string">
            <text:p>* count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>
            <text:p>Scheduling movebacks (pack-in)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2"/>
          <table:table-cell office:value-type="string">
            <text:p>calendar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>
            <text:p>scheduling packouts</text:p>
          </table:table-cell>
          <table:table-cell table:number-columns-repeated="6"/>
          <table:table-cell office:value-type="string">
            <text:p>* </text:p>
          </table:table-cell>
          <table:table-cell table:number-columns-repeated="2"/>
          <table:table-cell office:value-type="string">
            <text:p>calendar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phase bar chart</text:p>
          </table:table-cell>
          <table:table-cell table:number-columns-repeated="5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claim phases overdue</text:p>
          </table:table-cell>
          <table:table-cell table:number-columns-repeated="4"/>
          <table:table-cell office:value-type="string">
            <text:p>* pie char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erts for completions</text:p>
          </table:table-cell>
          <table:table-cell table:number-columns-repeated="6"/>
          <table:table-cell table:number-columns-repeated="2"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 office:value-type="string">
            <text:p>Claim #/ECD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On-call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list of techs+location+skillset+jobtitl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st of on call techs on calenda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st of on-call techs currently unavailable (on a claim)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vailable subtrade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ending claim – reminder of previous call warning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ew claims lis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alendar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google m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diane (construction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ist of samples to dispose of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st of keys to retur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st of key reques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st of requests to schedule in-house plumber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contents</text:p>
          </table:table-cell>
          <table:table-cell table:number-columns-repeated="13"/>
        </table:table-row>
        <table:table-row table:style-name="ro2">
          <table:table-cell table:style-name="ce1"/>
          <table:table-cell office:value-type="string">
            <text:p>scheduling movebacks (pack-in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scheduling jobs to final clean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new claims count requiring contents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Re-install carpe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ubbed out work list (small list on average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cheduled pack-ou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aintenance schedules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Washer – vinega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Dryer – lint traps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Tank – fireline?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current packouts today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vailable staff coun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ar chart claim completion % for final repair phase item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warehouse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Re-stock warnings barchar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Q in repair count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PO's waiting delivery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warning for PO's that are du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ehicle maintenance scheduling by mont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M</text:p>
          </table:table-cell>
          <table:table-cell table:number-columns-repeated="13"/>
        </table:table-row>
        <table:table-row table:style-name="ro1">
          <table:table-cell table:style-name="ce1"/>
          <table:table-cell office:value-type="string">
            <text:p>new claims count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my claims count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active repairs count – construct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mergenci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inalized and close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hase chang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nvoicin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monthly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ytd vs targe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warning for jobs close to billable amount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jobs needing invoicing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id item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water damag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new claim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essage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#jobs in my phas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chedules planning – which job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# jobs unschedule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which jobs to return to today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mai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job summary li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uggested return dat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uggested # of tech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Q recovery (from abatement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nvironmental</text:p>
          </table:table-cell>
          <table:table-cell table:number-columns-repeated="13"/>
        </table:table-row>
        <table:table-row table:style-name="ro2">
          <table:table-cell table:style-name="ce1"/>
          <table:table-cell office:value-type="string">
            <text:p>go aheads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job canceled alert – need retire the claim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# estimates to provide internal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>
            <text:p># estimates to provide external</text:p>
          </table:table-cell>
          <table:table-cell office:value-type="string">
            <text:p><text:s/>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string">
            <text:p>notify negative tests (entered by PMA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widget pending bid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laims quoted by date rang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# claims waiting approva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# claims waiting follow-up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*same as PM list: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onthly dolla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ytd dollar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illing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eq tracking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coping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new claim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ew scopes coun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y scopes count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google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exactimate reques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floor plan requests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string">
            <text:p>Marketing – and lucy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new claim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ntact reques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quote reques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urrent claims coun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raph / month for claims op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laims close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hase delays our faul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lient intake repor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op 10/20 client claim counts + dollar amounts – 6 months to a yea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owest 10/20 WATCHED selected clien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vents upcoming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y schedul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ariance reports from last year per clien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ps and gain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rack % rsvps + shows + no shows to events + # invited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lient claim history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HR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# claims i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# staff vacation/sick/personal tim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st of people at a glance who's away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upply requests Purchase Order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ffice request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uilding maintenanc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hermostat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lumbing subscript renewal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T Ticke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upcoming even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elf assigned to do list/ticke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hr inciden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uggestion box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ecurity alarm issue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rocedural update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ime off request approvals 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ccess reques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ccess revocat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puter issue reques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udget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upplies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PO's vs allotted budge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commercial decal renewal, treo etc on vehicle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et blackout periods for vacation tim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ustomer service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vip list/claims / customers/building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ew claim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pen claims + current phas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when scopes are scheduled to be completed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when estimates are submitted to Property Manager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has VIP file been cancelled + whe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plaints (service incident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incident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 compensated monthly/quarterly/ytd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resolution types (9 categories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op 10 valued incidents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Job #/ detail, category, cost, charge back</text:p>
          </table:table-cell>
          <table:table-cell table:number-columns-repeated="3"/>
          <table:table-cell office:value-type="string">
            <text:p>vip?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L incident expense repor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ervice incident reports – monthly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vip claims – new/closed/canceled</text:p>
          </table:table-cell>
          <table:table-cell table:number-columns-repeated="2"/>
          <table:table-cell office:value-type="string">
            <text:p>Ytd + ytd cost (CSR14 document)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hase delays our faul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customer service summary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ustomer service monthly report (by month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incident expense repor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ustomer service incident report by yea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roject manager incident analysis by yea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ite check summary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onstructio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new order requests</text:p>
          </table:table-cell>
          <table:table-cell table:number-columns-repeated="12"/>
        </table:table-row>
        <table:table-row table:style-name="ro1">
          <table:table-cell table:style-name="ce2"/>
          <table:table-cell office:value-type="string">
            <text:p>repairs to be scheduled</text:p>
          </table:table-cell>
          <table:table-cell table:number-columns-repeated="12"/>
        </table:table-row>
        <table:table-row table:style-name="ro1">
          <table:table-cell table:style-name="ce2"/>
          <table:table-cell office:value-type="string">
            <text:p>return requests</text:p>
          </table:table-cell>
          <table:table-cell table:number-columns-repeated="12"/>
        </table:table-row>
        <table:table-row table:style-name="ro1">
          <table:table-cell table:style-name="ce2"/>
          <table:table-cell office:value-type="string">
            <text:p>trade reques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# claims in my phas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eficiencie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inciden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% complete each job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 week calendar</text:p>
          </table:table-cell>
          <table:table-cell table:number-columns-repeated="12"/>
        </table:table-row>
        <table:table-row table:style-name="ro1">
          <table:table-cell table:style-name="ce2"/>
          <table:table-cell office:value-type="string">
            <text:p>claim phases overdu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Bodo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eficiencie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eficiencies past due more than 5 day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jobs sorted by value</text:p>
          </table:table-cell>
          <table:table-cell/>
          <table:table-cell office:value-type="string">
            <text:p>under 5k, 10k, 15k and ov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ompt for visiting key jobs</text:p>
          </table:table-cell>
          <table:table-cell table:number-columns-repeated="2"/>
          <table:table-cell office:value-type="string">
            <text:p>3 days after job commenc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eg jobs over 15k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unscheduled trades</text:p>
          </table:table-cell>
          <table:table-cell/>
          <table:table-cell office:value-type="string">
            <text:p>Eg: to schedule cabinets, carpets delivery before subtrade needs to install the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ojects by trad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mergency board up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Follow-ups on trade scheduled completion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OS reports – notify when received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os reports – by trade/company (#jobs, #NOS - %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tar rating summary on NOS reports – 365 rolling date rang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+/- variance from last year/month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receptio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new claims last 72 hour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who's i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acation calenda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ew photos uploaded notificat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ew incidents alert – anticipated calls – send to whom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lient events in-office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2015-06-23</text:date>, <text:time>11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Meikle</meta:initial-creator>
    <meta:creation-date>2015-06-17T16:22:11.82</meta:creation-date>
    <dc:date>2015-06-23T11:44:28.14</dc:date>
    <dc:creator>Dave Meikle</dc:creator>
    <meta:editing-duration>P5DT18H33M4S</meta:editing-duration>
    <meta:editing-cycles>13</meta:editing-cycles>
    <meta:generator>OpenOffice/4.1.1$Win32 OpenOffice.org_project/411m6$Build-9775</meta:generator>
    <meta:document-statistic meta:table-count="3" meta:cell-count="230" meta:object-count="0"/>
  </office:meta>
</office:document-meta>
</file>